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600b" officeooo:paragraph-rsid="0018600b"/>
    </style:style>
    <style:style style:name="P2" style:family="paragraph" style:parent-style-name="Standard">
      <style:paragraph-properties fo:text-align="justify" style:justify-single-word="false"/>
      <style:text-properties officeooo:rsid="0018600b" officeooo:paragraph-rsid="0018600b"/>
    </style:style>
    <style:style style:name="P3" style:family="paragraph" style:parent-style-name="Standard">
      <style:paragraph-properties fo:text-align="justify" style:justify-single-word="false"/>
      <style:text-properties officeooo:rsid="0018600b" officeooo:paragraph-rsid="00194837"/>
    </style:style>
    <style:style style:name="P4" style:family="paragraph" style:parent-style-name="Standard">
      <style:paragraph-properties fo:text-align="justify" style:justify-single-word="false"/>
      <style:text-properties officeooo:rsid="0018600b" officeooo:paragraph-rsid="002168fc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8600b" officeooo:paragraph-rsid="0018600b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94837" officeooo:paragraph-rsid="00194837" style:font-weight-asian="bold" style:font-weight-complex="bold"/>
    </style:style>
    <style:style style:name="P7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weight="bold" officeooo:rsid="00194837" officeooo:paragraph-rsid="0019483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bold" officeooo:rsid="0018600b" officeooo:paragraph-rsid="0018600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8600b"/>
    </style:style>
    <style:style style:name="P10" style:family="paragraph" style:parent-style-name="Standard">
      <style:paragraph-properties fo:text-align="justify" style:justify-single-word="false"/>
      <style:text-properties officeooo:paragraph-rsid="00206c29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94837" officeooo:paragraph-rsid="00194837" style:font-weight-asian="normal" style:font-weight-complex="normal"/>
    </style:style>
    <style:style style:name="P12" style:family="paragraph" style:parent-style-name="Standard">
      <style:paragraph-properties fo:margin-top="0.0398in" fo:margin-bottom="0.0398in" style:contextual-spacing="false" fo:text-align="justify" style:justify-single-word="false"/>
      <style:text-properties fo:font-weight="normal" officeooo:rsid="00194837" officeooo:paragraph-rsid="00194837" style:font-weight-asian="normal" style:font-weight-complex="normal"/>
    </style:style>
    <style:style style:name="P13" style:family="paragraph" style:parent-style-name="Standard">
      <style:paragraph-properties fo:margin-left="0.4925in" fo:margin-right="0in" fo:margin-top="0.0398in" fo:margin-bottom="0.0398in" style:contextual-spacing="false" fo:text-align="justify" style:justify-single-word="false" fo:text-indent="0in" style:auto-text-indent="false"/>
      <style:text-properties fo:font-weight="normal" officeooo:rsid="00194837" officeooo:paragraph-rsid="00194837" style:font-weight-asian="normal" style:font-weight-complex="normal"/>
    </style:style>
    <style:style style:name="P14" style:family="paragraph" style:parent-style-name="Standard">
      <style:paragraph-properties fo:margin-left="0.4925in" fo:margin-right="0in" fo:margin-top="0.0398in" fo:margin-bottom="0.0398in" style:contextual-spacing="false" fo:text-align="justify" style:justify-single-word="false" fo:text-indent="0in" style:auto-text-indent="false"/>
      <style:text-properties fo:font-weight="normal" officeooo:rsid="00194837" officeooo:paragraph-rsid="0019ea5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94837" officeooo:paragraph-rsid="00194837" style:font-weight-asian="normal" style:font-weight-complex="normal"/>
    </style:style>
    <style:style style:name="P16" style:family="paragraph" style:parent-style-name="Standard">
      <style:paragraph-properties fo:text-align="end" style:justify-single-word="false"/>
      <style:text-properties fo:font-size="9pt" officeooo:rsid="0018600b" officeooo:paragraph-rsid="0018600b" style:font-size-asian="9pt" style:font-size-complex="9pt"/>
    </style:style>
    <style:style style:name="P17" style:family="paragraph" style:parent-style-name="Standard">
      <style:paragraph-properties fo:text-align="justify" style:justify-single-word="false"/>
      <style:text-properties fo:font-size="9pt" officeooo:rsid="0018600b" officeooo:paragraph-rsid="0018600b" style:font-size-asian="9pt" style:font-size-complex="9pt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8600b" officeooo:paragraph-rsid="0018600b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94837" officeooo:paragraph-rsid="00194837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94837" officeooo:paragraph-rsid="00194837" style:font-weight-asian="bold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18600b" officeooo:paragraph-rsid="0018600b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18600b" officeooo:paragraph-rsid="0018600b"/>
    </style:style>
    <style:style style:name="P23" style:family="paragraph" style:parent-style-name="Standard" style:list-style-name="L4">
      <style:paragraph-properties fo:text-align="justify" style:justify-single-word="false"/>
      <style:text-properties officeooo:rsid="0018600b" officeooo:paragraph-rsid="00194837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1be8de" officeooo:paragraph-rsid="001be8de"/>
    </style:style>
    <style:style style:name="P25" style:family="paragraph" style:parent-style-name="Standard" style:list-style-name="L2">
      <style:paragraph-properties fo:text-align="justify" style:justify-single-word="false"/>
      <style:text-properties officeooo:rsid="001db5ee" officeooo:paragraph-rsid="001db5ee"/>
    </style:style>
    <style:style style:name="P26" style:family="paragraph" style:parent-style-name="Standard" style:list-style-name="L3">
      <style:paragraph-properties fo:text-align="justify" style:justify-single-word="false"/>
      <style:text-properties officeooo:rsid="0019ea58" officeooo:paragraph-rsid="0021ae05"/>
    </style:style>
    <style:style style:name="P27" style:family="paragraph" style:parent-style-name="Standard" style:list-style-name="L3">
      <style:paragraph-properties fo:text-align="justify" style:justify-single-word="false"/>
      <style:text-properties officeooo:paragraph-rsid="00206c29"/>
    </style:style>
    <style:style style:name="P28" style:family="paragraph" style:parent-style-name="Standard" style:list-style-name="L4">
      <style:paragraph-properties fo:text-align="justify" style:justify-single-word="false"/>
      <style:text-properties officeooo:paragraph-rsid="00194837"/>
    </style:style>
    <style:style style:name="P29" style:family="paragraph" style:parent-style-name="Standard" style:list-style-name="L3">
      <style:paragraph-properties fo:text-align="justify" style:justify-single-word="false"/>
      <style:text-properties fo:font-weight="normal" officeooo:rsid="0018600b" officeooo:paragraph-rsid="0018600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italic" fo:font-weight="bold" officeooo:rsid="00194837" officeooo:paragraph-rsid="00194837" style:font-style-asian="italic" style:font-weight-asian="bold" style:font-style-complex="italic" style:font-weight-complex="bold"/>
    </style:style>
    <style:style style:name="T1" style:family="text">
      <style:text-properties officeooo:rsid="0018600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4837" style:font-style-asian="italic" style:font-style-complex="italic"/>
    </style:style>
    <style:style style:name="T4" style:family="text">
      <style:text-properties fo:font-style="italic" officeooo:rsid="0018600b" style:font-style-asian="italic" style:font-style-complex="italic"/>
    </style:style>
    <style:style style:name="T5" style:family="text">
      <style:text-properties fo:font-style="normal" officeooo:rsid="00194837" style:font-style-asian="normal" style:font-style-complex="normal"/>
    </style:style>
    <style:style style:name="T6" style:family="text">
      <style:text-properties fo:font-style="normal" officeooo:rsid="0018600b" style:font-style-asian="normal" style:font-style-complex="normal"/>
    </style:style>
    <style:style style:name="T7" style:family="text">
      <style:text-properties officeooo:rsid="001948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8600b" style:font-weight-asian="normal" style:font-weight-complex="normal"/>
    </style:style>
    <style:style style:name="T11" style:family="text">
      <style:text-properties officeooo:rsid="0019ea58"/>
    </style:style>
    <style:style style:name="T12" style:family="text">
      <style:text-properties officeooo:rsid="001be8de"/>
    </style:style>
    <style:style style:name="T13" style:family="text">
      <style:text-properties officeooo:rsid="001f035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okenomics di Teleryum</text:p>
      <text:p text:style-name="P1"/>
      <text:p text:style-name="P16">Ermano Buikis</text:p>
      <text:p text:style-name="P16">9 Aprile 2022</text:p>
      <text:p text:style-name="P17"/>
      <text:p text:style-name="P5">Sviluppatore</text:p>
      <text:list xml:id="list1824945431" text:style-name="L1">
        <text:list-item>
          <text:p text:style-name="P21">Ermano Buikis</text:p>
        </text:list-item>
      </text:list>
      <text:p text:style-name="P2"/>
      <text:p text:style-name="P5">Investitori</text:p>
      <text:list xml:id="list130803359" text:style-name="L2">
        <text:list-item>
          <text:p text:style-name="P22">Filippo <text:span text:style-name="T12">Puletti</text:span></text:p>
        </text:list-item>
        <text:list-item>
          <text:p text:style-name="P24">Pinocchio</text:p>
        </text:list-item>
        <text:list-item>
          <text:p text:style-name="P25">Merlino</text:p>
        </text:list-item>
      </text:list>
      <text:p text:style-name="P2"/>
      <text:p text:style-name="P2"/>
      <text:p text:style-name="P4">Il seguente documento stabilisce le regole decisionali del gruppo di investimento formato attorno al software <text:span text:style-name="T7">per il trading </text:span><text:span text:style-name="T3">T</text:span><text:span text:style-name="T2">eleryum</text:span>. <text:span text:style-name="T11">Il progetto punta a massimizzare </text:span><text:span text:style-name="T13">i </text:span><text:span text:style-name="T11">guadagni dei propri account utilizzando </text:span><text:span text:style-name="T13">trading algoritmico su </text:span><text:span text:style-name="T11">derivati perpetual </text:span><text:span text:style-name="T13">di </text:span><text:span text:style-name="T11">crypto valute. </text:span></text:p>
      <text:p text:style-name="P9"/>
      <text:list xml:id="list1273148455" text:style-name="L3">
        <text:list-item>
          <text:p text:style-name="P26"><text:span text:style-name="T10">O</text:span><text:span text:style-name="T9">gnuno puo’ scegliere i canali che intende seguire, se bisogna spendere soldi bisogna seguire le regole sottostanti.</text:span></text:p>
        </text:list-item>
      </text:list>
      <text:p text:style-name="P10"/>
      <text:list xml:id="list203537341215627" text:continue-numbering="true" text:style-name="L3">
        <text:list-item>
          <text:p text:style-name="P27"><text:span text:style-name="T1">Questo documento </text:span><text:span text:style-name="T7">mi esenta da </text:span><text:span text:style-name="T1">ogni responsabilita’ di perdita d</text:span><text:span text:style-name="T7">i </text:span><text:span text:style-name="T1">capitale.</text:span></text:p>
        </text:list-item>
      </text:list>
      <text:p text:style-name="P2"/>
      <text:list xml:id="list203536401769117" text:continue-numbering="true" text:style-name="L3">
        <text:list-item>
          <text:p text:style-name="P29">Il costo da sostenere sara’ diviso solo fra gli investitori. Lo sviluppatore e’ esente da ogni costo in quanto fornisce il servizio e la sua implementazione. </text:p>
        </text:list-item>
      </text:list>
      <text:p text:style-name="P2"/>
      <text:p text:style-name="P2"/>
      <text:p text:style-name="P5">Votazione</text:p>
      <text:p text:style-name="P2"/>
      <text:list xml:id="list1740896685" text:style-name="L4">
        <text:list-item>
          <text:p text:style-name="P28"><text:span text:style-name="T1">La votazione ha lo scopo di prendere decisioni in merito a: quali canali scegliere </text:span><text:span text:style-name="T7">e</text:span><text:span text:style-name="T1"> che tipo di abbonamento seguire. La votazione ha inoltre potere decisionale per l’aggiunta o rimozione di </text:span><text:span text:style-name="T4">features </text:span><text:span text:style-name="T6">al software. </text:span><text:span text:style-name="T5">D</text:span><text:span text:style-name="T6">ata la limitatezza di tempo ed energie e’ buona cosa scegliere di implementare solo le features essenziali ed importanti al fine del progetto e dopo solo dopo aver degli ottimi fondamentali implementare features meno importanti.</text:span></text:p>
        </text:list-item>
      </text:list>
      <text:p text:style-name="P2"/>
      <text:list xml:id="list203535939725263" text:continue-numbering="true" text:style-name="L4">
        <text:list-item>
          <text:p text:style-name="P28"><text:span text:style-name="T7">Le scelte</text:span><text:span text:style-name="T1"> </text:span><text:span text:style-name="T7">da prendere </text:span><text:span text:style-name="T1">saranno </text:span><text:span text:style-name="T7">prese </text:span><text:span text:style-name="T1">in maniera democratica attraverso una votazione, dove ogni votante ha una percentuale diversa di voto che e’ proporsionale al suo capitale rispetto a quello degli altri. </text:span></text:p>
        </text:list-item>
      </text:list>
      <text:p text:style-name="P3"/>
      <text:list xml:id="list203535957813797" text:continue-numbering="true" text:style-name="L4">
        <text:list-item>
          <text:p text:style-name="P23">Lo sviluppatore detiene il 15% del potere decisionale, anche in assenza di suo capitale. Il capitale aggiunto dello sviluppatore andra’ ad aggiungere potere decisionale nella votazione proporsionalmente al capitale investito e rispetto al capitale presente degli altri investirori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0"/>
      <text:p text:style-name="P30">Esempio per calcolare la tokenomics</text:p>
      <text:p text:style-name="P11"/>
      <text:p text:style-name="P7">Quanto abbiamo investito</text:p>
      <text:p text:style-name="P13">Ermano = 2000</text:p>
      <text:p text:style-name="P13">Carlo = 1000</text:p>
      <text:p text:style-name="P13">Francesco = 5000</text:p>
      <text:p text:style-name="P13">Giuseppe <text:s/>= 4000</text:p>
      <text:p text:style-name="P13"><text:span text:style-name="T8">Totale</text:span> <text:span text:style-name="T8">capitale</text:span> = <text:s/>12000</text:p>
      <text:p text:style-name="P13"><text:span text:style-name="T8">Totale</text:span> <text:span text:style-name="T8">capitale</text:span> <text:span text:style-name="T8">investitori</text:span> = 10000</text:p>
      <text:p text:style-name="P12"/>
      <text:p text:style-name="P6">Voting: potere decisionale</text:p>
      <text:p text:style-name="P6"/>
      <text:p text:style-name="P6"/>
      <text:p text:style-name="P19">% voting investitore = capitale investitore / Totale capitale <text:s/>* 85</text:p>
      <text:p text:style-name="P19">% voting sviluppatore = ( capitale investitore / Totale capitale ) * 85 + 15</text:p>
      <text:p text:style-name="P11"/>
      <text:p text:style-name="P14">sviluppatore Ermano = <text:span text:style-name="T11">2000 = 29.16 %</text:span></text:p>
      <text:p text:style-name="P14">investitore Carlo = 1000 <text:span text:style-name="T11">= 7.08 %</text:span></text:p>
      <text:p text:style-name="P14">investitore Francesco = 5000 <text:span text:style-name="T11">= 35.4 %</text:span></text:p>
      <text:p text:style-name="P14">investitore Giuseppe <text:s/><text:span text:style-name="T11">= 4000 </text:span>= <text:span text:style-name="T11">28.33 %</text:span></text:p>
      <text:p text:style-name="P11"/>
      <text:p text:style-name="P11"/>
      <text:p text:style-name="P6">Bills : costi del progetto </text:p>
      <text:p text:style-name="P11"/>
      <text:p text:style-name="P15"><text:tab/><text:tab/><text:span text:style-name="T8">% bills = capitale investitore / Totale capitale investitori</text:span></text:p>
      <text:p text:style-name="P6"/>
      <text:p text:style-name="P13">Carlo = 1000 / 10000 = 10%</text:p>
      <text:p text:style-name="P13">Francesco = 5000 = 50 %</text:p>
      <text:p text:style-name="P13">Giuseppe <text:s/>= 4000 = 40 %</text:p>
      <text:p text:style-name="P13"><text:span text:style-name="T8">Totale</text:span> <text:span text:style-name="T8">capitale</text:span> = <text:s/>12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9:46:07.955789792</meta:creation-date>
    <dc:date>2022-04-09T20:20:04.725763689</dc:date>
    <meta:editing-duration>PT8M27S</meta:editing-duration>
    <meta:editing-cycles>11</meta:editing-cycles>
    <meta:generator>LibreOffice/7.2.6.2$Linux_X86_64 LibreOffice_project/20$Build-2</meta:generator>
    <meta:document-statistic meta:table-count="0" meta:image-count="0" meta:object-count="0" meta:page-count="2" meta:paragraph-count="38" meta:word-count="381" meta:character-count="2354" meta:non-whitespace-character-count="2009"/>
  </office:meta>
</office:document-meta>
</file>